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times new roman', georgia, 'trebuchet ms', verdana, helvetica"/>
    <style:font-face style:name="times new roman" svg:font-family="'times new roman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loext:contextual-spacing="false" style:line-height-at-least="0.582cm" fo:text-align="start" style:justify-single-word="false" fo:widows="1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397cm" loext:contextual-spacing="false" style:line-height-at-least="0.582cm" fo:text-align="start" style:justify-single-word="false" fo:widows="1" fo:text-indent="0cm" style:auto-text-indent="false"/>
      <style:text-properties officeooo:paragraph-rsid="0014deb2"/>
    </style:style>
    <style:style style:name="P3" style:family="paragraph" style:parent-style-name="Text_20_body">
      <style:paragraph-properties fo:margin-left="0cm" fo:margin-right="0cm" fo:margin-top="0cm" fo:margin-bottom="0.476cm" loext:contextual-spacing="false" style:line-height-at-least="0.556cm" fo:text-align="justify" style:justify-single-word="false" fo:widows="1" fo:text-indent="0cm" style:auto-text-indent="false"/>
      <style:text-properties officeooo:paragraph-rsid="0014deb2"/>
    </style:style>
    <style:style style:name="P4" style:family="paragraph" style:parent-style-name="Text_20_body">
      <style:paragraph-properties fo:margin-left="0cm" fo:margin-right="0cm" fo:margin-top="0cm" fo:margin-bottom="0.476cm" loext:contextual-spacing="false" style:line-height-at-least="0.556cm" fo:text-align="justify" style:justify-single-word="false" fo:widows="1" fo:text-indent="0cm" style:auto-text-indent="false"/>
      <style:text-properties officeooo:paragraph-rsid="001600dd"/>
    </style:style>
    <style:style style:name="T1" style:family="text">
      <style:text-properties fo:font-variant="normal" fo:text-transform="none" fo:color="#cc0000" style:text-line-through-style="none" style:text-line-through-type="none" style:font-name="arial" fo:font-size="11.2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cc0000" style:text-line-through-style="none" style:text-line-through-type="none" style:font-name="arial" fo:font-size="11.25pt" fo:letter-spacing="normal" fo:font-style="normal" style:text-underline-style="none" fo:font-weight="normal" officeooo:rsid="0014deb2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arial" fo:font-size="11.25pt" fo:letter-spacing="normal" fo:font-style="normal" fo:font-weight="bold"/>
    </style:style>
    <style:style style:name="T4" style:family="text">
      <style:text-properties fo:font-variant="normal" fo:text-transform="none" fo:color="#000000" style:font-name="arial" fo:font-size="11.25pt" fo:letter-spacing="normal" fo:font-style="normal" fo:font-weight="bold" officeooo:rsid="0014deb2"/>
    </style:style>
    <style:style style:name="T5" style:family="text">
      <style:text-properties fo:font-variant="normal" fo:text-transform="none" fo:color="#000000" style:font-name="times new roman" fo:font-size="12.75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Unto the end, for the sons of Core, a psalm. </text:span></text:p>
      <text:p text:style-name="P2"><text:span text:style-name="T3">Lord, thou hast blessed thy land: thou hast turned away the captivity of Jacob.</text:span></text:p>
      <text:p text:style-name="P2"><text:span text:style-name="T3">Thou hast forgiven the iniquity of thy people: thou hast covered all their sins.</text:span></text:p>
      <text:p text:style-name="P2"><text:span text:style-name="T3">Thou hast mitigated all thy anger: thou hast turned away from the wrath of thy indignation.</text:span></text:p>
      <text:p text:style-name="P2"><text:span text:style-name="T3">Convert us, O God our saviour: and turn off thy anger from us.</text:span></text:p>
      <text:p text:style-name="P3"><text:span text:style-name="T3">Wilt thou be angry with us for ever: or wilt thou extend thy wrath from generation to generation?</text:span></text:p>
      <text:p text:style-name="P3"><text:span text:style-name="T3">Thou wilt turn, O God, and bring us to life: and thy people shall rejoice in thee.</text:span></text:p>
      <text:p text:style-name="P3"><text:span text:style-name="T3">shew us, O Lord, thy mercy; and grant us thy salvation.</text:span></text:p>
      <text:p text:style-name="P4"><text:span text:style-name="T4">I</text:span><text:span text:style-name="T3"> will hear what the Lord God will speak in me: for he will speak peace unto his people: </text:span></text:p>
      <text:p text:style-name="P4"><text:span text:style-name="T3">And unto his saints: and unto them that are converted to the heart.</text:span></text:p>
      <text:p text:style-name="P3"><text:span text:style-name="T3">Surely his salvation is near to them that fear him: that glory may dwell in our land.</text:span></text:p>
      <text:p text:style-name="P3"><text:span text:style-name="T3">Mercy and truth have met each other: justice and peace have kissed.</text:span></text:p>
      <text:p text:style-name="P3"><text:span text:style-name="T3">Truth is sprung out of the earth: and justice hath looked down from heaven.</text:span></text:p>
      <text:p text:style-name="P3"><text:span text:style-name="T3">For the Lord will give goodness: and our earth shall yield her fruit.</text:span></text:p>
      <text:p text:style-name="P3"><text:span text:style-name="T3">Justice shall walk before him: and shall set his steps in the way.</text:span></text:p>
      <text:p text:style-name="P2"><text:span text:style-name="T3">In finem, filiis Core. Psalmus.</text:span></text:p>
      <text:p text:style-name="P2"><text:span text:style-name="T3">Benedixisti, Domine, terram tuam; avertisti captivitatem Jacob.</text:span></text:p>
      <text:p text:style-name="P2"><text:span text:style-name="T3">Remisisti iniquitatem plebis tuae, operuisti omnia peccata eorum.</text:span></text:p>
      <text:p text:style-name="P2"><text:span text:style-name="T3">Mitigasti omnem iram tuam, avertisti ab ira indignationis tuae.</text:span></text:p>
      <text:p text:style-name="P2"><text:span text:style-name="T3">Converte nos, Deus salutaris noster, et averte iram tuam a nobis.</text:span></text:p>
      <text:p text:style-name="P3"><text:span text:style-name="T3">Numquid in aeternum irasceris nobis? aut extendes iram tuam a generatione in generationem?</text:span></text:p>
      <text:p text:style-name="P3"><text:span text:style-name="T3">Deus, tu conversus vivificabis nos, et plebs tua laetabitur in te.</text:span></text:p>
      <text:p text:style-name="P3"><text:span text:style-name="T3">Ostende nobis, Domine, misericordiam tuam, et salutare tuum da nobis.</text:span></text:p>
      <text:p text:style-name="P4"><text:span text:style-name="T3">Audiam quid loquatur in me Dominus Deus, quoniam loquetur pacem in plebem suam, </text:span></text:p>
      <text:p text:style-name="P4"><text:span text:style-name="T3">et super sanctos suos, et in eos qui convertuntur ad cor.</text:span></text:p>
      <text:p text:style-name="P3"><text:span text:style-name="T3">Verumtamen prope timentes eum salutare ipsius, ut inhabitet gloria in terra nostra.</text:span></text:p>
      <text:p text:style-name="P3"><text:span text:style-name="T3">Misericordia et veritas obviaverunt sibi; justitia et pax osculatae sunt.</text:span></text:p>
      <text:p text:style-name="P3"><text:span text:style-name="T3">Veritas de terra orta est, et justitia de caelo prospexit.</text:span></text:p>
      <text:p text:style-name="P3"><text:span text:style-name="T3">Etenim Dominus dabit benignitatem, et terra nostra dabit fructum suum.</text:span></text:p>
      <text:p text:style-name="P3"><text:span text:style-name="T3">Justitia ante eum ambulabit, et ponet in via gressus su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times new roman', georgia, 'trebuchet ms', verdana, helvetica"/>
    <style:font-face style:name="times new roman" svg:font-family="'times new roman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748cm">
          <style:column style:rel-width="4818*" fo:start-indent="0cm" fo:end-indent="0.374cm"/>
          <style:column style:rel-width="4820*" fo:start-indent="0.37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23:13.850663759</meta:creation-date>
    <meta:print-date>2015-10-12T13:30:33.888676711</meta:print-date>
    <dc:date>2015-10-12T13:44:05.746701357</dc:date>
    <meta:editing-duration>PT5M41S</meta:editing-duration>
    <meta:editing-cycles>1</meta:editing-cycles>
    <meta:document-statistic meta:table-count="0" meta:image-count="0" meta:object-count="0" meta:page-count="1" meta:paragraph-count="30" meta:word-count="364" meta:character-count="2100" meta:non-whitespace-character-count="1763"/>
    <meta:generator>LibreOffice/4.3.3.2$Linux_X86_64 LibreOffice_project/430m0$Build-2</meta:generator>
  </office:meta>
</office:document-meta>
</file>